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cf4ef" officeooo:paragraph-rsid="001cf4ef"/>
    </style:style>
    <style:style style:name="P2" style:family="paragraph" style:parent-style-name="Heading_20_2">
      <style:text-properties officeooo:rsid="001da3b7" officeooo:paragraph-rsid="001da3b7"/>
    </style:style>
    <style:style style:name="P3" style:family="paragraph" style:parent-style-name="Heading_20_2">
      <style:text-properties officeooo:rsid="0022f8bb" officeooo:paragraph-rsid="0022f8bb"/>
    </style:style>
    <style:style style:name="P4" style:family="paragraph" style:parent-style-name="Pascal">
      <style:text-properties officeooo:paragraph-rsid="001cf4ef"/>
    </style:style>
    <style:style style:name="P5" style:family="paragraph" style:parent-style-name="Pascal">
      <style:text-properties officeooo:paragraph-rsid="0022f8bb"/>
    </style:style>
    <style:style style:name="P6" style:family="paragraph" style:parent-style-name="Pascal">
      <style:text-properties officeooo:rsid="0022f8bb" officeooo:paragraph-rsid="0022f8bb"/>
    </style:style>
    <style:style style:name="P7" style:family="paragraph" style:parent-style-name="Pascal">
      <style:text-properties officeooo:rsid="0022f8bb" officeooo:paragraph-rsid="0024cde4"/>
    </style:style>
    <style:style style:name="P8" style:family="paragraph" style:parent-style-name="Pascal">
      <style:text-properties officeooo:rsid="0024cde4" officeooo:paragraph-rsid="0024cde4"/>
    </style:style>
    <style:style style:name="P9" style:family="paragraph" style:parent-style-name="Text_20_body">
      <style:text-properties officeooo:rsid="001ba2d6" officeooo:paragraph-rsid="001ba2d6"/>
    </style:style>
    <style:style style:name="P10" style:family="paragraph" style:parent-style-name="Text_20_body" style:list-style-name="L1">
      <style:text-properties officeooo:rsid="001ba2d6" officeooo:paragraph-rsid="001ba2d6"/>
    </style:style>
    <style:style style:name="P11" style:family="paragraph" style:parent-style-name="Text_20_body">
      <style:text-properties officeooo:rsid="001cf4ef" officeooo:paragraph-rsid="001cf4ef"/>
    </style:style>
    <style:style style:name="P12" style:family="paragraph" style:parent-style-name="Text_20_body" style:list-style-name="L2">
      <style:text-properties officeooo:rsid="001cf4ef" officeooo:paragraph-rsid="001cf4ef"/>
    </style:style>
    <style:style style:name="P13" style:family="paragraph" style:parent-style-name="Text_20_body" style:list-style-name="L2">
      <style:text-properties officeooo:paragraph-rsid="001cf4ef"/>
    </style:style>
    <style:style style:name="P14" style:family="paragraph" style:parent-style-name="Text_20_body">
      <style:text-properties officeooo:rsid="001e8bad" officeooo:paragraph-rsid="001e8bad"/>
    </style:style>
    <style:style style:name="P15" style:family="paragraph" style:parent-style-name="Text_20_body">
      <style:text-properties officeooo:rsid="001e8bad" officeooo:paragraph-rsid="0020a7c6"/>
    </style:style>
    <style:style style:name="P16" style:family="paragraph" style:parent-style-name="Text_20_body">
      <style:text-properties officeooo:rsid="001e8bad" officeooo:paragraph-rsid="00211569"/>
    </style:style>
    <style:style style:name="P17" style:family="paragraph" style:parent-style-name="Text_20_body">
      <style:text-properties officeooo:rsid="001f2e53" officeooo:paragraph-rsid="001f2e53"/>
    </style:style>
    <style:style style:name="P18" style:family="paragraph" style:parent-style-name="Text_20_body">
      <style:text-properties officeooo:paragraph-rsid="00211569"/>
    </style:style>
    <style:style style:name="P19" style:family="paragraph" style:parent-style-name="Text_20_body">
      <style:text-properties officeooo:paragraph-rsid="0020a7c6"/>
    </style:style>
    <style:style style:name="P20" style:family="paragraph" style:parent-style-name="Text_20_body">
      <style:text-properties officeooo:paragraph-rsid="0022f8bb"/>
    </style:style>
    <style:style style:name="P21" style:family="paragraph" style:parent-style-name="Text_20_body">
      <style:text-properties officeooo:rsid="0022f8bb" officeooo:paragraph-rsid="0022f8bb"/>
    </style:style>
    <style:style style:name="P22" style:family="paragraph" style:parent-style-name="Text_20_body" style:list-style-name="L3">
      <style:paragraph-properties fo:margin-top="0in" fo:margin-bottom="0.1in" loext:contextual-spacing="true"/>
      <style:text-properties officeooo:rsid="001e8bad" officeooo:paragraph-rsid="001e8bad"/>
    </style:style>
    <style:style style:name="P23" style:family="paragraph" style:parent-style-name="Text_20_body" style:list-style-name="L3">
      <style:paragraph-properties fo:margin-top="0in" fo:margin-bottom="0.1in" loext:contextual-spacing="true"/>
      <style:text-properties officeooo:rsid="001f2e53" officeooo:paragraph-rsid="001f2e53"/>
    </style:style>
    <style:style style:name="T1" style:family="text">
      <style:text-properties officeooo:rsid="001cf4ef"/>
    </style:style>
    <style:style style:name="T2" style:family="text">
      <style:text-properties style:font-name="Liberation Mono" fo:font-size="10pt" fo:font-weight="bold" officeooo:rsid="001cf4ef"/>
    </style:style>
    <style:style style:name="T3" style:family="text">
      <style:text-properties style:font-name="Liberation Mono" fo:font-size="10pt" fo:font-weight="bold" officeooo:rsid="0024cde4"/>
    </style:style>
    <style:style style:name="T4" style:family="text">
      <style:text-properties officeooo:rsid="001da3b7"/>
    </style:style>
    <style:style style:name="T5" style:family="text">
      <style:text-properties officeooo:rsid="001e8bad"/>
    </style:style>
    <style:style style:name="T6" style:family="text">
      <style:text-properties officeooo:rsid="0020a7c6"/>
    </style:style>
    <style:style style:name="T7" style:family="text">
      <style:text-properties officeooo:rsid="00211569"/>
    </style:style>
    <style:style style:name="T8" style:family="text">
      <style:text-properties style:font-name="Liberation Sans1" fo:font-size="11pt" officeooo:rsid="00211569"/>
    </style:style>
    <style:style style:name="T9" style:family="text">
      <style:text-properties style:font-name="Liberation Sans1" fo:font-size="11pt" officeooo:rsid="0022f8bb"/>
    </style:style>
    <style:style style:name="T10" style:family="text">
      <style:text-properties officeooo:rsid="0022f8bb"/>
    </style:style>
    <style:style style:name="T11" style:family="text">
      <style:text-properties officeooo:rsid="0024cde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ient Side Journaling (Experimental)</text:h>
      <text:p text:style-name="P9">Client side journaling creates a per database attachment file recording each read/write transaction start and end, and SQL query that modifies data in the database. It can optionally record each read only transaction and queries that do not modify data (e.g. select queries).</text:p>
      <text:p text:style-name="P9">The purpose of client side journaling is:</text:p>
      <text:list xml:id="list523802721" text:style-name="L1">
        <text:list-item>
          <text:p text:style-name="P10">To create transaction and query log that can be used to recover from a lost database connection or server crash, and </text:p>
        </text:list-item>
        <text:list-item>
          <text:p text:style-name="P10">To provide a record of database activity for debugging purposes.</text:p>
        </text:list-item>
      </text:list>
      <text:h text:style-name="P1" text:outline-level="2">Database Schema Dependencies</text:h>
      <text:p text:style-name="P11">The following table and generator must be present in the database in order to support journaling:</text:p>
      <text:p text:style-name="Pascal"><text:s text:c="4"/>Create Table <text:span text:style-name="T2">IBX$JOURNALS</text:span>(</text:p>
      <text:p text:style-name="Pascal"><text:s text:c="6"/>IBX$SessionID Integer not null, </text:p>
      <text:p text:style-name="Pascal"><text:s text:c="6"/>IBX$TransactionID Integer not null, </text:p>
      <text:p text:style-name="Pascal"><text:s text:c="6"/>IBX$PhaseNo Integer default 0, </text:p>
      <text:p text:style-name="Pascal"><text:s text:c="6"/>IBX$USER VarChar(32) Default CURRENT_USER, </text:p>
      <text:p text:style-name="Pascal"><text:s text:c="6"/>IBX$TIMESTAMP TIMESTAMP Default CURRENT_TIMESTAMP, </text:p>
      <text:p text:style-name="Pascal"><text:s text:c="6"/>Primary Key(IBX$SessionID,IBX$TransactionID)</text:p>
      <text:p text:style-name="Pascal"><text:s text:c="4"/>);</text:p>
      <text:p text:style-name="Pascal"><text:s text:c="2"/>CREATE SEQUENCE IBX$SESSIONS;</text:p>
      <text:p text:style-name="P11">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1" text:outline-level="2">Using Client Side Journaling</text:h>
      <text:p text:style-name="P9">Client side journaling is <text:span text:style-name="T1">controlled through the following IAttachment functions:</text:span></text:p>
      <text:p text:style-name="P4">{Journaling options. Default is [joReadWriteTransactions,joModifyQueries] }</text:p>
      <text:p text:style-name="P4"/>
      <text:p text:style-name="P4"><text:s text:c="3"/>TJournalOption = (joReadOnlyTransactions, joReadWriteTransactions,</text:p>
      <text:p text:style-name="P4"><text:s text:c="21"/>joModifyQueries, joReadOnlyQueries);</text:p>
      <text:p text:style-name="P4"><text:s text:c="3"/>TJournalOptions = set of TjournalOption;</text:p>
      <text:p text:style-name="P4"/>
      <text:p text:style-name="P4"><text:s text:c="5"/>function JournalingActive: boolean;</text:p>
      <text:p text:style-name="P4"><text:s text:c="5"/>function GetJournalOptions: TJournalOptions;</text:p>
      <text:p text:style-name="P4"><text:s text:c="5"/>function StartJournaling(aJournalLogFile: AnsiString; </text:p>
      <text:p text:style-name="P4"><text:s text:c="27"/>RetainJournal: boolean): integer; overload;</text:p>
      <text:p text:style-name="P4"><text:s text:c="5"/>function StartJournaling(aJournalLogFile: AnsiString; </text:p>
      <text:p text:style-name="P4"><text:s text:c="10"/>RetainJournal: boolean; Options: TJournalOptions): integer; overload;</text:p>
      <text:p text:style-name="Pascal"><text:s text:c="5"/>procedure StopJournaling;</text:p>
      <text:p text:style-name="P11">Call StartJournaling to enable journaling to the specified file. </text:p>
      <text:list xml:id="list2621533152" text:style-name="L2">
        <text:list-item>
          <text:p text:style-name="P13"><text:span text:style-name="T1">If RetainJournal is true then the Journal file and the IBX$JOURNALS table entries are retaining when journaling stops. Otherwise, they are removed.</text:span></text:p>
        </text:list-item>
        <text:list-item>
          <text:p text:style-name="P12">The Options determine the scope of the journaling. By default, only red/write transactions and queries that modify the database data are journaled. This can be extended to include read only and other queries by specifying an appropriate set of options.</text:p>
        </text:list-item>
      </text:list>
      <text:p text:style-name="P11">When the function is called, a unique session id is obtained using the database's IBX$SESSIONS generator. This is returned by the function. </text:p>
      <text:p text:style-name="P11"><text:soft-page-break/>When StopJournaling is called, or the attachment closed, the journal file is closed. <text:span text:style-name="T4">See also RetainJournal above.</text:span></text:p>
      <text:h text:style-name="P2" text:outline-level="2">Journal File Contents</text:h>
      <text:p text:style-name="P14">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10">d</text:span> and transaction id. Note that the timestamp uses the current default format settings for shortdate and longtime, extended to four decimal places.</text:p>
      <text:p text:style-name="P14">The following records are defined:</text:p>
      <text:h text:style-name="Heading_20_3" text:outline-level="3">Transaction Start:</text:h>
      <text:p text:style-name="Pascal"><text:span text:style-name="T5">*</text:span>S:&lt;date/time&gt;,&lt;session id&gt;,&lt;transaction no.&gt;,&lt;string length&gt;:&lt;transaction Name&gt;,&lt;string length&gt;:&lt;TPB&gt;,&lt;default Completion&gt;</text:p>
      <text:p text:style-name="P14">This journal entry records when I<text:span text:style-name="T6">T</text:span>ransaction.StartTransaction is called (explicitly or implicitly). It additionally records:</text:p>
      <text:list xml:id="list3557210482" text:style-name="L3">
        <text:list-item>
          <text:p text:style-name="P23">The transaction number as returned by Firebird</text:p>
        </text:list-item>
        <text:list-item>
          <text:p text:style-name="P22">A Local Transaction Name as specified when the ITransaction interface is created.</text:p>
        </text:list-item>
        <text:list-item>
          <text:p text:style-name="P22">The Transaction Parameter Block (TPB) in text format, and</text:p>
        </text:list-item>
        <text:list-item>
          <text:p text:style-name="P22">the default completion (Rollback (0) or Commit(1)).</text:p>
        </text:list-item>
      </text:list>
      <text:p text:style-name="P17">A row in the IBX$JOURNALS table is also created with the session id and transaction no as its primary key (Phase no zero). The row is created using this transaction and will only become visible to other transactions once the transaction is commit. The idea is that this entry can be used to determine if a transaction in the journal file has or has not been fully committed to the database. This can be ambiguous is a problem occurs after ITransaction.Commit has been called but before it returns.</text:p>
      <text:h text:style-name="Heading_20_2" text:outline-level="2">Transaction Commit <text:s/>:</text:h>
      <text:p text:style-name="Pascal">*C:&lt;date/time&gt;,&lt;session id&gt;,&lt;transaction no.&gt;,&lt;old transaction no.&gt; </text:p>
      <text:p text:style-name="P15">This journal entry records when I<text:span text:style-name="T6">T</text:span>ransaction.<text:span text:style-name="T6">Commit is called (explicitly or implicitly).</text:span></text:p>
      <text:h text:style-name="Heading_20_2" text:outline-level="2">Transaction Commit retaining :</text:h>
      <text:p text:style-name="Pascal">*c:&lt;date/time&gt;,&lt;session id&gt;,&lt;transaction no.&gt;,&lt;old transaction no.&gt; </text:p>
      <text:p text:style-name="P15">This journal entry records when I<text:span text:style-name="T6">T</text:span>ransaction.<text:span text:style-name="T6">CommitRetaining is called.</text:span></text:p>
      <text:p text:style-name="P19"><text:span text:style-name="T9">A new</text:span><text:span text:style-name="T6"> IBX$JOURNALS entry </text:span><text:span text:style-name="T10">is made recording both the new transaction no. and the old transaction no</text:span><text:span text:style-name="T6">. </text:span><text:span text:style-name="T10">Note that while the context is retained, a new transaction is otherwise started and has a new transaction no.</text:span></text:p>
      <text:h text:style-name="Heading_20_2" text:outline-level="2">Transaction Rollback:</text:h>
      <text:p text:style-name="Pascal">*R:&lt;date/time&gt;,&lt;session id&gt;,&lt;transaction no.&gt;</text:p>
      <text:p text:style-name="P18"><text:span text:style-name="T5">This journal entry records when I</text:span><text:span text:style-name="T6">T</text:span><text:span text:style-name="T5">ransaction.</text:span><text:span text:style-name="T8">Rollback</text:span><text:span text:style-name="T6"> is called (explicitly or implicitly).</text:span></text:p>
      <text:h text:style-name="Heading_20_2" text:outline-level="2">Transaction Rollback retaining:</text:h>
      <text:p text:style-name="P5">*r:&lt;date/time&gt;,&lt;session id&gt;,&lt;transaction no.&gt;,&lt;old transaction no.&gt;</text:p>
      <text:p text:style-name="P16">This journal entry records when I<text:span text:style-name="T6">T</text:span>ransaction.<text:span text:style-name="T7">Rollback</text:span><text:span text:style-name="T6">Retaining is called.</text:span></text:p>
      <text:p text:style-name="P20"><text:soft-page-break/><text:span text:style-name="T9">A new</text:span><text:span text:style-name="T6"> IBX$JOURNALS entry </text:span><text:span text:style-name="T10">is made recording both the new transaction no. and the old transaction no</text:span><text:span text:style-name="T6">. </text:span><text:span text:style-name="T10">Note that while the context is retained, a new transaction is otherwise started and has a new transaction no.</text:span></text:p>
      <text:h text:style-name="Heading_20_3" text:outline-level="3">Update/Insert/Delete</text:h>
      <text:p text:style-name="Pascal">*Q:&lt;date/time&gt;,&lt;session id&gt;,&lt;transaction no.&gt;,&lt;length of query text in bytes&gt;:&lt;query text&gt;</text:p>
      <text:p text:style-name="P21">This journal entry records a query execution. The query text is the original SQL query with the parameter names or placeholders substituted with the literal value of each parameter. In the case of binary blobs and arrays, the TIBXScript syntax is used.</text:p>
      <text:h text:style-name="P3" text:outline-level="2">Reading the Journal File</text:h>
      <text:p text:style-name="P21">The journal is intended to be both human and machine readable. In order to support programmatic parsing of the journal file, the class TJournalProcessor may be found in the IBUtils unit. The following is an example of use:</text:p>
      <text:p text:style-name="P6"/>
      <text:p text:style-name="P8">uses Classes, Sysutils, IBUtils;</text:p>
      <text:p text:style-name="P8"/>
      <text:p text:style-name="P6">TMyClass = class</text:p>
      <text:p text:style-name="P6">private</text:p>
      <text:p text:style-name="P6"><text:s text:c="2"/>procedure HandleOnJnlEntry(JnlEntry: TJnlEntry);</text:p>
      <text:p text:style-name="P7"><text:s text:c="2"/>procedure PrintTPB(TPB: ITPB);</text:p>
      <text:p text:style-name="P7">public</text:p>
      <text:p text:style-name="P6"><text:s text:c="2"/>procedure PrintJournalFile(aFileName: AnsiString);</text:p>
      <text:p text:style-name="P6">end;</text:p>
      <text:p text:style-name="P6"/>
      <text:p text:style-name="P6">procedure TMyClass.PrintJournalFile(aFileName: AnsiString);</text:p>
      <text:p text:style-name="P6">begin</text:p>
      <text:p text:style-name="P6"><text:s/>writeln('Journal Entries');</text:p>
      <text:p text:style-name="P6"><text:s/>with TJournalProcessor.Create do</text:p>
      <text:p text:style-name="P6"><text:s/>try</text:p>
      <text:p text:style-name="P6"><text:s text:c="4"/>Execute(aFileName,FirebirdAPI,HandleOnJnlEntry);</text:p>
      <text:p text:style-name="P6"><text:s/>finally</text:p>
      <text:p text:style-name="P6"><text:s text:c="3"/>Free</text:p>
      <text:p text:style-name="P6"><text:s/>end;</text:p>
      <text:p text:style-name="P6">end;</text:p>
      <text:p text:style-name="P6"/>
      <text:p text:style-name="P7">procedure TMyClass.HandleOnJnlEntry(JnlEntry: TJnlEntry);</text:p>
      <text:p text:style-name="P6">begin</text:p>
      <text:p text:style-name="P6"><text:s/>with JnlEntry do</text:p>
      <text:p text:style-name="P6"><text:s/>begin</text:p>
      <text:p text:style-name="P6"><text:s text:c="3"/>{$IFNDEF FPC}</text:p>
      <text:p text:style-name="P7"><text:s text:c="3"/>writeln('Journal Entry = ',ord(JnlEntryType),'(',</text:p>
      <text:p text:style-name="P7"><text:s text:c="5"/>TJournalProcessor.JnlEntryText(JnlEntryType),')');</text:p>
      <text:p text:style-name="P6"><text:s text:c="3"/>{$ELSE}</text:p>
      <text:p text:style-name="P7"><text:s text:c="5"/>writeln('Journal Entry = ',JnlEntryType,'(',</text:p>
      <text:p text:style-name="P7"><text:s text:c="5"/>TJournalProcessor.JnlEntryText(JnlEntryType),')');</text:p>
      <text:p text:style-name="P6"><text:s text:c="3"/>{$ENDIF}</text:p>
      <text:p text:style-name="P7"><text:s text:c="3"/>writeln('Timestamp = ',</text:p>
      <text:p text:style-name="P7"><text:s text:c="23"/>FBFormatDateTime('yyyy/mm/dd hh:nn:ss.zzzz',Timestamp));</text:p>
      <text:p text:style-name="P6"><text:s text:c="3"/>writeln('Session ID = ',SessionID);</text:p>
      <text:p text:style-name="P6"><text:s text:c="3"/>writeln('Transaction ID = ',TransactionID);</text:p>
      <text:p text:style-name="P6"><text:s text:c="3"/>case JnlEntry.JnlEntryType of</text:p>
      <text:p text:style-name="P6"><text:s text:c="3"/>jeTransStart:</text:p>
      <text:p text:style-name="P6"><text:s text:c="5"/>begin</text:p>
      <text:p text:style-name="P6"><text:s text:c="7"/>writeln('Transaction Name = "',TransactionName,'"');</text:p>
      <text:p text:style-name="P6"><text:s text:c="7"/>PrintTPB(TPB);</text:p>
      <text:p text:style-name="P6"><text:s text:c="7"/>{$IFNDEF FPC}</text:p>
      <text:p text:style-name="P6"><text:s text:c="7"/>writeln('Default Completion = ',ord(DefaultCompletion));</text:p>
      <text:p text:style-name="P6"><text:soft-page-break/><text:s text:c="7"/>{$ELSE}</text:p>
      <text:p text:style-name="P6"><text:s text:c="7"/>writeln('Default Completion = ',DefaultCompletion);</text:p>
      <text:p text:style-name="P6"><text:s text:c="7"/>{$ENDIF}</text:p>
      <text:p text:style-name="P6"><text:s text:c="5"/>end;</text:p>
      <text:p text:style-name="P6"/>
      <text:p text:style-name="P6"><text:s text:c="3"/>jeQuery:</text:p>
      <text:p text:style-name="P6"><text:s text:c="5"/>begin</text:p>
      <text:p text:style-name="P6"><text:s text:c="7"/>writeln('Query = ',QueryText);</text:p>
      <text:p text:style-name="P6"><text:s text:c="5"/>end;</text:p>
      <text:p text:style-name="P6"/>
      <text:p text:style-name="P6"><text:s text:c="3"/>jeTransCommitRet,</text:p>
      <text:p text:style-name="P6"><text:s text:c="3"/>jeTransRollbackRet:</text:p>
      <text:p text:style-name="P6"><text:s text:c="5"/>writeln('Old TransactionID = ',OldTransactionID);</text:p>
      <text:p text:style-name="P6"><text:s text:c="3"/>end;</text:p>
      <text:p text:style-name="P6"><text:s/>end;</text:p>
      <text:p text:style-name="P6"><text:s/>writeln;</text:p>
      <text:p text:style-name="P6">end;</text:p>
      <text:p text:style-name="P6"/>
      <text:p text:style-name="P5"><text:span text:style-name="T10">procedure </text:span><text:span text:style-name="T3">TMyClass</text:span><text:span text:style-name="T10">.PrintTPB(TPB: ITPB);</text:span></text:p>
      <text:p text:style-name="P6">var i: integer;</text:p>
      <text:p text:style-name="P6">begin</text:p>
      <text:p text:style-name="P6"><text:s text:c="2"/>writeln('TPB: Item Count = ', TPB.getCount);</text:p>
      <text:p text:style-name="P6"><text:s text:c="2"/>for i := 0 to TPB.getCount - 1 do</text:p>
      <text:p text:style-name="P6"><text:s text:c="2"/>begin</text:p>
      <text:p text:style-name="P6"><text:s text:c="4"/>write(' <text:s/>',TPB[i].getParamTypeName);</text:p>
      <text:p text:style-name="P6"><text:s text:c="4"/>if TPB[i].AsString &lt;&gt; '' then</text:p>
      <text:p text:style-name="P6"><text:s text:c="6"/>writeln(' = ', TPB[i].AsString)</text:p>
      <text:p text:style-name="P6"><text:s text:c="4"/>else</text:p>
      <text:p text:style-name="P6"><text:s text:c="6"/>writeln;</text:p>
      <text:p text:style-name="P6"><text:s text:c="2"/>end;</text:p>
      <text:p text:style-name="P6"><text:s text:c="2"/>writeln;</text:p>
      <text:p text:style-name="P6">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style:font-name="Liberation Sans1" fo:font-family="'Liberation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ascal" style:family="paragraph" style:parent-style-name="Text_20_body" style:master-page-name="">
      <style:paragraph-properties fo:margin-top="0in" fo:margin-bottom="0.1in" loext:contextual-spacing="true" style:page-number="auto"/>
      <style:text-properties style:font-name="Liberation Mono" fo:font-family="'Liberation Mono'" style:font-style-name="Regular" style:font-family-generic="modern" style:font-pitch="fixed" fo:font-size="10pt" fo:font-weight="bold" officeooo:rsid="001ba2d6"/>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11:08:05.777967943</meta:creation-date>
    <dc:date>2021-12-06T17:02:10.435438531</dc:date>
    <meta:editing-duration>PT5H19M54S</meta:editing-duration>
    <meta:editing-cycles>7</meta:editing-cycles>
    <meta:generator>LibreOffice/6.4.7.2$Linux_X86_64 LibreOffice_project/40$Build-2</meta:generator>
    <meta:document-statistic meta:table-count="0" meta:image-count="0" meta:object-count="0" meta:page-count="4" meta:paragraph-count="134" meta:word-count="956" meta:character-count="7639" meta:non-whitespace-character-count="6462"/>
  </office:meta>
</office:document-meta>
</file>